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solid" draw:fill-color="#ffcc99" draw:textarea-vertical-align="middle" draw:auto-grow-height="false" fo:min-height="0.749cm" fo:min-width="0.499cm"/>
    </style:style>
    <style:style style:name="gr2" style:family="graphic" style:parent-style-name="standard">
      <style:graphic-properties draw:stroke="none" draw:fill="solid" draw:fill-color="#ff9966" draw:textarea-vertical-align="middle" draw:auto-grow-height="false" fo:min-height="0.749cm" fo:min-width="0.499cm"/>
    </style:style>
    <style:style style:name="gr3" style:family="graphic" style:parent-style-name="standard">
      <style:graphic-properties draw:stroke="none" draw:fill="solid" draw:fill-color="#ff6633" draw:textarea-vertical-align="middle" draw:auto-grow-height="false" fo:min-height="0.749cm" fo:min-width="0.499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stroke="none" draw:fill="solid" draw:fill-color="#5c8526"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solid" draw:fill-color="#7da647" draw:fill-gradient-name="Gradient_20_1" draw:fill-hatch-name="Black_20_0_20_Degrees" draw:fill-image-name="Empty" draw:textarea-horizontal-align="justify" draw:textarea-vertical-align="middle" draw:auto-grow-height="false" fo:min-height="0cm" fo:min-width="0cm"/>
    </style:style>
    <style:style style:name="gr8" style:family="graphic" style:parent-style-name="standard">
      <style:graphic-properties draw:stroke="none" draw:fill="solid" draw:fill-color="#7da647" draw:textarea-horizontal-align="justify" draw:textarea-vertical-align="middle" draw:auto-grow-height="false" fo:min-height="0cm" fo:min-width="0cm"/>
    </style:style>
    <style:style style:name="gr9" style:family="graphic" style:parent-style-name="standard">
      <style:graphic-properties draw:stroke="none" draw:fill="solid" draw:fill-color="#ffffff" draw:textarea-vertical-align="middle" draw:auto-grow-height="false" fo:min-height="0.749cm" fo:min-width="0.499cm"/>
    </style:style>
    <style:style style:name="gr10" style:family="graphic" style:parent-style-name="standard">
      <style:graphic-properties draw:stroke="none" draw:fill="solid" draw:fill-color="#000000" draw:textarea-horizontal-align="justify" draw:textarea-vertical-align="middle" draw:auto-grow-height="false" fo:min-height="0cm" fo:min-width="0cm"/>
    </style:style>
    <style:style style:name="gr11" style:family="graphic" style:parent-style-name="standard">
      <style:graphic-properties draw:fill="none" draw:textarea-vertical-align="middle" draw:auto-grow-height="false" fo:min-height="0.749cm" fo:min-width="0.499cm"/>
    </style:style>
    <style:style style:name="gr12"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fo:font-style="italic" fo:font-weight="normal"/>
    </style:style>
    <style:style style:name="P4" style:family="paragraph">
      <style:paragraph-properties fo:margin-left="0cm" fo:margin-right="0cm" fo:text-indent="0cm"/>
      <style:text-properties fo:color="#0099ff" fo:font-size="14pt" fo:font-weight="bold"/>
    </style:style>
    <style:style style:name="P5" style:family="paragraph">
      <style:text-properties fo:font-size="14pt" fo:font-weight="bold"/>
    </style:style>
    <style:style style:name="P6" style:family="paragraph">
      <style:text-properties fo:font-size="10pt" fo:font-weight="bold"/>
    </style:style>
    <style:style style:name="P7" style:family="paragraph">
      <style:text-properties fo:font-size="8pt" fo:font-weight="bold"/>
    </style:style>
    <style:style style:name="T1" style:family="text">
      <style:text-properties fo:font-size="12pt" fo:font-style="italic" fo:font-weight="normal"/>
    </style:style>
    <style:style style:name="T2" style:family="text">
      <style:text-properties fo:font-size="14pt" fo:font-weight="bold"/>
    </style:style>
    <style:style style:name="T3" style:family="text">
      <style:text-properties fo:font-size="10pt" fo:font-weight="bold"/>
    </style:style>
    <style:style style:name="T4" style:family="text">
      <style:text-properties fo:font-size="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0cm" svg:height="10cm" svg:x="6.935cm" svg:y="1.035cm">
          <text:p text:style-name="P2"/>
          <draw:enhanced-geometry draw:glue-point-type="segments" draw:type="mso-spt100" draw:modifiers="121.044536443905 90.074836201172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 draw:text-style-name="P1" draw:layer="layout" svg:width="10cm" svg:height="10cm" svg:x="6.935cm" svg:y="1.035cm">
          <text:p text:style-name="P2"/>
          <draw:enhanced-geometry draw:glue-point-type="segments" draw:type="mso-spt100" draw:modifiers="88.1783727987012 59.701283588875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 draw:text-style-name="P1" draw:layer="layout" svg:width="10cm" svg:height="10cm" svg:x="6.935cm" svg:y="1.035cm">
          <text:p text:style-name="P2"/>
          <draw:enhanced-geometry draw:glue-point-type="segments" draw:type="mso-spt100" draw:modifiers="57.326574818872 31.030619407934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0cm" svg:height="10cm" svg:x="6.935cm" svg:y="1.035cm">
          <text:p text:style-name="P2"/>
          <draw:enhanced-geometry draw:glue-point-type="segments" draw:type="mso-spt100" draw:modifiers="28.5298438383 0.87040921091314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0cm" svg:height="10cm" svg:x="6.935cm" svg:y="1.035cm">
          <text:p text:style-name="P2"/>
          <draw:enhanced-geometry draw:glue-point-type="segments" draw:type="mso-spt100" draw:modifiers="-0.999276862092909 -28.86441133869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0cm" svg:height="10cm" svg:x="6.935cm" svg:y="1.035cm">
          <text:p text:style-name="P2"/>
          <draw:enhanced-geometry draw:glue-point-type="segments" draw:type="mso-spt100" draw:modifiers="-30.3286484668982 -59.110529127684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0cm" svg:height="10cm" svg:x="6.935cm" svg:y="1.035cm">
          <text:p text:style-name="P2"/>
          <draw:enhanced-geometry draw:glue-point-type="segments" draw:type="mso-spt100" draw:modifiers="-60.8553535757758 -89.936447179993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0cm" svg:height="10cm" svg:x="6.935cm" svg:y="1.035cm">
          <text:p text:style-name="P2"/>
          <draw:enhanced-geometry draw:glue-point-type="segments" draw:type="mso-spt100" draw:modifiers="-91.2881724244054 -121.36606083575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1" draw:layer="layout" svg:width="4cm" svg:height="4cm" draw:transform="rotate (1.5709708597198) translate (9.935cm 8.035cm)">
          <text:p text:style-name="P2"/>
          <draw:enhanced-geometry svg:viewBox="0 0 21600 21600" draw:mirror-horizontal="false" draw:mirror-vertical="false" draw:type="block-arc" draw:modifiers="-40.6448214379908 8093.4006572611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 draw:text-style-name="P1" draw:layer="layout" svg:width="2.154cm" svg:height="0.9cm" svg:x="8.135cm" svg:y="5.635cm">
          <text:p text:style-name="P2"/>
          <draw:enhanced-geometry svg:viewBox="0 0 21600 21600" draw:mirror-horizontal="false" draw:mirror-vertical="false" draw:text-areas="?f5 ?f1 ?f6 ?f3" draw:type="left-right-arrow" draw:modifiers="3257.68985322272 4855.1448551448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3" draw:layer="layout" svg:width="2.915cm" svg:height="0.729cm" svg:x="5.04cm" svg:y="1.527cm">
          <draw:text-box>
            <text:p text:style-name="P2"><text:span text:style-name="T1">inetd / xinetd</text:span></text:p>
          </draw:text-box>
        </draw:frame>
        <draw:g>
          <draw:custom-shape draw:style-name="gr7" draw:text-style-name="P1" draw:layer="layout" svg:width="3cm" svg:height="1cm" svg:x="4.921cm" svg:y="5.53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1.543cm" svg:height="0.818cm" svg:x="5.611cm" svg:y="5.589cm">
            <draw:text-box>
              <text:p text:style-name="P2"><text:span text:style-name="T2">gmd</text:span></text:p>
            </draw:text-box>
          </draw:frame>
        </draw:g>
        <draw:g>
          <draw:custom-shape draw:style-name="gr8" draw:text-style-name="P1" draw:layer="layout" svg:width="3cm" svg:height="3cm" svg:x="10.435cm" svg:y="4.535cm">
            <text:p text:style-name="P2"/>
            <draw:enhanced-geometry svg:viewBox="0 0 21600 21600" draw:glue-points="10800 0 3160 3160 0 10800 3160 18440 10800 21600 18440 18440 21600 10800 18440 3160" draw:text-areas="3200 3200 18400 18400" draw:type="ring" draw:modifiers="5400"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custom-shape draw:style-name="gr9" draw:text-style-name="P1" draw:layer="layout" svg:width="1.5cm" svg:height="1.5cm" svg:x="11.177cm" svg:y="5.277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1cm" svg:height="1cm" svg:x="11.422cm" svg:y="5.535cm">
            <text:p text:style-name="P2"/>
            <draw:enhanced-geometry svg:viewBox="0 0 21600 21600" draw:text-areas="?f0 ?f0 ?f4 ?f4" draw:type="quad-arrow-callout" draw:modifiers="5400 54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5" draw:layer="layout" svg:width="1.408cm" svg:height="0.818cm" svg:x="11.198cm" svg:y="4.491cm">
            <draw:text-box>
              <text:p text:style-name="P2"><text:span text:style-name="T2">gmt</text:span></text:p>
            </draw:text-box>
          </draw:frame>
        </draw:g>
        <draw:frame draw:style-name="gr6" draw:text-style-name="P6" draw:layer="layout" svg:width="2.284cm" svg:height="0.657cm" svg:x="9.635cm" svg:y="1.831cm">
          <draw:text-box>
            <text:p text:style-name="P2"><text:span text:style-name="T3">gm_config</text:span></text:p>
          </draw:text-box>
        </draw:frame>
        <draw:frame draw:style-name="gr6" draw:text-style-name="P6" draw:layer="layout" svg:width="2.382cm" svg:height="0.657cm" svg:x="14.38cm" svg:y="4.754cm">
          <draw:text-box>
            <text:p text:style-name="P2"><text:span text:style-name="T3">gm_default</text:span></text:p>
          </draw:text-box>
        </draw:frame>
        <draw:frame draw:style-name="gr6" draw:text-style-name="P6" draw:layer="layout" svg:width="2.475cm" svg:height="0.657cm" svg:x="11.835cm" svg:y="1.578cm">
          <draw:text-box>
            <text:p text:style-name="P2"><text:span text:style-name="T3">gm_transac</text:span></text:p>
          </draw:text-box>
        </draw:frame>
        <draw:frame draw:style-name="gr6" draw:text-style-name="P6" draw:layer="layout" svg:width="2.085cm" svg:height="0.657cm" svg:x="13.735cm" svg:y="3.078cm">
          <draw:text-box>
            <text:p text:style-name="P2"><text:span text:style-name="T3">gm_timer</text:span></text:p>
          </draw:text-box>
        </draw:frame>
        <draw:frame draw:style-name="gr6" draw:text-style-name="P6" draw:layer="layout" svg:width="2.225cm" svg:height="0.657cm" svg:x="14.415cm" svg:y="6.631cm">
          <draw:text-box>
            <text:p text:style-name="P2"><text:span text:style-name="T3">gm_buffer</text:span></text:p>
          </draw:text-box>
        </draw:frame>
        <draw:frame draw:style-name="gr6" draw:text-style-name="P7" draw:layer="layout" svg:width="1.336cm" svg:height="0.581cm" svg:x="8.575cm" svg:y="5.769cm">
          <draw:text-box>
            <text:p text:style-name="P2"><text:span text:style-name="T4">queue</text:span></text:p>
          </draw:text-box>
        </draw:frame>
        <draw:custom-shape draw:style-name="gr10" draw:text-style-name="P1" draw:layer="layout" svg:width="3.5cm" svg:height="1.5cm" svg:x="4.735cm" svg:y="1.135cm">
          <text:p text:style-name="P2"/>
          <draw:enhanced-geometry svg:viewBox="0 0 21600 21600" draw:glue-points="10800 0 3160 3160 0 10800 3160 18440 10800 21600 18440 18440 21600 10800 18440 3160" draw:text-areas="3200 3200 18400 18400" draw:type="ring" draw:modifiers="820.594851287178"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frame draw:style-name="gr6" draw:text-style-name="P3" draw:layer="layout" svg:width="2.106cm" svg:height="0.729cm" svg:x="5.34cm" svg:y="9.827cm">
          <draw:text-box>
            <text:p text:style-name="P2"><text:span text:style-name="T1">TCP / IP</text:span></text:p>
          </draw:text-box>
        </draw:frame>
        <draw:custom-shape draw:style-name="gr10" draw:text-style-name="P1" draw:layer="layout" svg:width="3.5cm" svg:height="1.5cm" svg:x="4.735cm" svg:y="9.435cm">
          <text:p text:style-name="P2"/>
          <draw:enhanced-geometry svg:viewBox="0 0 21600 21600" draw:glue-points="10800 0 3160 3160 0 10800 3160 18440 10800 21600 18440 18440 21600 10800 18440 3160" draw:text-areas="3200 3200 18400 18400" draw:type="ring" draw:modifiers="820.594851287178"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custom-shape draw:style-name="gr11" draw:text-style-name="P1" draw:layer="layout" svg:width="2.5cm" svg:height="0.773cm" draw:transform="rotate (-1.57079632679579) translate (6.789cm 2.819cm)">
          <text:p text:style-name="P2"/>
          <draw:enhanced-geometry draw:text-areas="4000 ?f1 ?f5 ?f2" draw:glue-points="0 10800 21600 10800 ?f0 0 ?f0 21600" draw:type="mso-spt100" draw:modifiers="16098.5205917633 5330.2325581395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2.5cm" svg:height="0.773cm" draw:transform="rotate (1.5707963267946) translate (6.008cm 9.234cm)">
          <text:p text:style-name="P2"/>
          <draw:enhanced-geometry draw:text-areas="4000 ?f1 ?f5 ?f2" draw:glue-points="0 10800 21600 10800 ?f0 0 ?f0 21600" draw:type="mso-spt100" draw:modifiers="16098.5205917633 5330.2325581395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7" draw:text-style-name="P1" draw:layer="layout" svg:width="1.614cm" svg:height="1cm" svg:x="1.021cm" svg:y="5.53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1.518cm" svg:height="0.818cm" svg:x="1.057cm" svg:y="5.589cm">
          <draw:text-box>
            <text:p text:style-name="P2"><text:span text:style-name="T2">gmc</text:span></text:p>
          </draw:text-box>
        </draw:frame>
        <draw:custom-shape draw:style-name="gr12" draw:text-style-name="P1" draw:layer="layout" svg:width="1.732cm" svg:height="0.354cm" draw:transform="rotate (0.7853981633973) translate (2.878cm 5.028cm)">
          <text:p text:style-name="P2"/>
          <draw:enhanced-geometry svg:viewBox="0 0 21600 21600" draw:text-areas="0 0 21600 21600" draw:type="notched-right-arrow" draw:modifiers="16464.858626659 7058.02816901409"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6" draw:text-style-name="P6" draw:layer="layout" svg:width="1.247cm" svg:height="0.657cm" svg:x="10.235cm" svg:y="9.478cm">
          <draw:text-box>
            <text:p text:style-name="P2"><text:span text:style-name="T3">gmq</text:span></text:p>
          </draw:text-box>
        </draw:frame>
        <draw:frame draw:style-name="gr6" draw:text-style-name="P6" draw:layer="layout" svg:width="1.658cm" svg:height="0.657cm" svg:x="12.288cm" svg:y="9.735cm">
          <draw:text-box>
            <text:p text:style-name="P2"><text:span text:style-name="T3">libgmq</text:span></text:p>
          </draw:text-box>
        </draw:frame>
        <draw:frame draw:style-name="gr6" draw:text-style-name="P6" draw:layer="layout" svg:width="1.937cm" svg:height="0.657cm" svg:x="13.989cm" svg:y="8.436cm">
          <draw:text-box>
            <text:p text:style-name="P2"><text:span text:style-name="T3">libgmqw</text:span></text:p>
          </draw:text-box>
        </draw:frame>
        <draw:custom-shape draw:style-name="gr12" draw:text-style-name="P1" draw:layer="layout" svg:width="1.732cm" svg:height="0.354cm" svg:x="2.952cm" svg:y="5.867cm">
          <text:p text:style-name="P2"/>
          <draw:enhanced-geometry svg:viewBox="0 0 21600 21600" draw:text-areas="0 0 21600 21600" draw:type="notched-right-arrow" draw:modifiers="16464.858626659 7058.02816901409"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2" draw:text-style-name="P1" draw:layer="layout" svg:width="1.732cm" svg:height="0.354cm" draw:transform="rotate (-0.785398163398487) translate (3.131cm 6.709cm)">
          <text:p text:style-name="P2"/>
          <draw:enhanced-geometry svg:viewBox="0 0 21600 21600" draw:text-areas="0 0 21600 21600" draw:type="notched-right-arrow" draw:modifiers="16464.858626659 7058.02816901409"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A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18cm" fo:page-height="12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5-11-06T20:22:19</meta:creation-date>
    <dc:creator>Walter Pirri</dc:creator>
    <dc:date>2005-11-11T00:27:09</dc:date>
    <dc:language>es-AR</dc:language>
    <meta:editing-cycles>25</meta:editing-cycles>
    <meta:editing-duration>PT2H34M51S</meta:editing-duration>
    <meta:user-defined meta:name="Info 1"/>
    <meta:user-defined meta:name="Info 2"/>
    <meta:user-defined meta:name="Info 3"/>
    <meta:user-defined meta:name="Info 4"/>
    <meta:document-statistic meta:object-count="38"/>
  </office:meta>
</office:document-meta>
</file>